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6178" officeooo:paragraph-rsid="00136178"/>
    </style:style>
    <style:style style:name="P2" style:family="paragraph" style:parent-style-name="Standard">
      <style:text-properties fo:font-weight="bold" officeooo:rsid="00136178" officeooo:paragraph-rsid="0013617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36178" officeooo:paragraph-rsid="00136178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paragraph-rsid="00136178"/>
    </style:style>
    <style:style style:name="P5" style:family="paragraph" style:parent-style-name="Standard">
      <style:text-properties fo:font-weight="normal" officeooo:rsid="00136178" officeooo:paragraph-rsid="00136178" style:font-weight-asian="normal" style:font-weight-complex="normal"/>
    </style:style>
    <style:style style:name="P6" style:family="paragraph" style:parent-style-name="Standard">
      <style:text-properties fo:font-style="italic" fo:font-weight="normal" officeooo:rsid="00136178" officeooo:paragraph-rsid="00136178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141365" officeooo:paragraph-rsid="00141365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154fb0" officeooo:paragraph-rsid="00154fb0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bold" officeooo:rsid="00136178" officeooo:paragraph-rsid="00136178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style:text-underline-style="none" fo:font-weight="normal" officeooo:rsid="0017e11c" officeooo:paragraph-rsid="0017e11c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normal" fo:font-weight="normal" officeooo:rsid="00136178" officeooo:paragraph-rsid="00136178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41365" officeooo:paragraph-rsid="00141365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bold" officeooo:rsid="00136178" officeooo:paragraph-rsid="00136178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bold" officeooo:rsid="00141365" officeooo:paragraph-rsid="00141365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style:text-underline-style="solid" style:text-underline-width="auto" style:text-underline-color="font-color" fo:font-weight="bold" officeooo:rsid="00154fb0" officeooo:paragraph-rsid="00154fb0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style:text-underline-style="solid" style:text-underline-width="auto" style:text-underline-color="font-color" fo:font-weight="bold" officeooo:rsid="001ad40c" officeooo:paragraph-rsid="001ad40c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style:text-underline-style="none" fo:font-weight="normal" officeooo:rsid="00154fb0" officeooo:paragraph-rsid="00154fb0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bold" officeooo:rsid="0017e11c" officeooo:paragraph-rsid="0017e11c" style:font-style-asian="normal" style:font-weight-asian="bold" style:font-style-complex="normal" style:font-weight-complex="bold"/>
    </style:style>
    <style:style style:name="P19" style:family="paragraph" style:parent-style-name="Standard">
      <style:text-properties officeooo:rsid="00136178" officeooo:paragraph-rsid="00136178"/>
    </style:style>
    <style:style style:name="P20" style:family="paragraph" style:parent-style-name="Standard">
      <style:text-properties fo:font-style="normal" style:text-underline-style="none" fo:font-weight="normal" officeooo:rsid="001e2924" officeooo:paragraph-rsid="001e2924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21d554" officeooo:paragraph-rsid="0021d554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24c068" officeooo:paragraph-rsid="0024c068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21d554" officeooo:paragraph-rsid="0021d554" fo:background-color="#ffff00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136178" officeooo:paragraph-rsid="00136178" fo:background-color="#ffff00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bold" officeooo:rsid="00136178" officeooo:paragraph-rsid="00136178" fo:background-color="#81d41a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italic" style:text-underline-style="none" fo:font-weight="normal" officeooo:rsid="0017e11c" officeooo:paragraph-rsid="0017e11c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italic" style:text-underline-style="none" fo:font-weight="normal" officeooo:rsid="001d04b1" officeooo:paragraph-rsid="001d04b1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style="italic" style:text-underline-style="none" fo:font-weight="normal" officeooo:rsid="001e2924" officeooo:paragraph-rsid="001e2924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font-style="italic" style:text-underline-style="none" fo:font-weight="normal" officeooo:rsid="001e2924" officeooo:paragraph-rsid="001e2924" fo:background-color="#ffff00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style:text-underline-style="none" fo:font-weight="normal" officeooo:rsid="0017e11c" officeooo:paragraph-rsid="0017e11c" fo:background-color="#ffff00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fo:font-weight="normal" officeooo:rsid="00136178" officeooo:paragraph-rsid="00136178" fo:background-color="#ffff00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font-style="italic" fo:font-weight="normal" officeooo:rsid="00141365" officeooo:paragraph-rsid="00141365" fo:background-color="#ffff00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font-style="italic" fo:font-weight="normal" officeooo:rsid="00136178" officeooo:paragraph-rsid="00136178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font-style="italic" fo:font-weight="normal" officeooo:rsid="00141365" officeooo:paragraph-rsid="00141365" fo:background-color="#81d41a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fo:font-weight="normal" officeooo:rsid="00136178" officeooo:paragraph-rsid="00136178" fo:background-color="#ffff00" style:font-weight-asian="normal" style:font-weight-complex="normal"/>
    </style:style>
    <style:style style:name="P36" style:family="paragraph" style:parent-style-name="Standard">
      <style:text-properties fo:font-weight="normal" officeooo:rsid="00136178" officeooo:paragraph-rsid="0013617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background-color="#ffff00" loext:char-shading-value="0" style:font-style-asian="italic" style:font-style-complex="italic"/>
    </style:style>
    <style:style style:name="T4" style:family="text">
      <style:text-properties fo:font-style="italic" fo:background-color="#81d41a" loext:char-shading-value="0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141365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background-color="#ffff00" loext:char-shading-value="0" style:font-style-asian="normal" style:font-style-complex="normal"/>
    </style:style>
    <style:style style:name="T9" style:family="text">
      <style:text-properties fo:background-color="#ffff00" loext:char-shading-value="0"/>
    </style:style>
    <style:style style:name="T10" style:family="text">
      <style:text-properties fo:background-color="#81d41a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CKER Mastery: with kubernetes</text:p>
      <text:p text:style-name="P2">Commands:</text:p>
      <text:p text:style-name="P1"><text:span text:style-name="T3">docker version</text:span> <text:s/># Provides version of the docker container</text:p>
      <text:p text:style-name="P1"><text:span text:style-name="T3">docker info</text:span><text:span text:style-name="T9"> </text:span><text:s text:c="7"/># provides the brief level of information about the docker client which is installed</text:p>
      <text:p text:style-name="P1"/>
      <text:p text:style-name="P1"/>
      <text:p text:style-name="P1"><text:span text:style-name="T9">docker command</text:span> -&gt; OLD WAY</text:p>
      <text:p text:style-name="P1"><text:span text:style-name="T9">docker command sub-command [ARGS]</text:span> -&gt; New Way</text:p>
      <text:p text:style-name="P4"/>
      <text:p text:style-name="P4"/>
      <text:p text:style-name="P2">Docker Machine/Compose/Swarm</text:p>
      <text:p text:style-name="P1">Docker Machine is a single container/machine</text:p>
      <text:p text:style-name="P1">Docker Compose is a multilevel of docker container</text:p>
      <text:p text:style-name="P1">Docker Swarm is a multi-multi of orchestration of both Docker Machine and Docker Compose</text:p>
      <text:p text:style-name="P1"/>
      <text:p text:style-name="P2"/>
      <text:p text:style-name="P2">Image Vs Container</text:p>
      <text:p text:style-name="P5">Image is the application that we want to run</text:p>
      <text:p text:style-name="P5">Container is the running instance of the image</text:p>
      <text:p text:style-name="P5">Single image in a multiple container</text:p>
      <text:p text:style-name="P5">docker hub is used as registry</text:p>
      <text:p text:style-name="P5"/>
      <text:p text:style-name="P5"/>
      <text:p text:style-name="P31">docker container run –publish port:port image_name </text:p>
      <text:p text:style-name="P35">--publish is used to open port</text:p>
      <text:p text:style-name="P2">e.g. docker container run --publish 80:80 nginx </text:p>
      <text:p text:style-name="P2">80:80 -&gt; local to the machine and environment </text:p>
      <text:p text:style-name="P2">8080:80 -&gt; run 8080 in local</text:p>
      <text:p text:style-name="P2"/>
      <text:p text:style-name="P2">if two ports are on the same local it will fail</text:p>
      <text:p text:style-name="P5"/>
      <text:p text:style-name="P5"/>
      <text:p text:style-name="P31">docker container run --publish 80:80 --detach nginx </text:p>
      <text:p text:style-name="P25">--detach is used to run in background</text:p>
      <text:p text:style-name="P13"/>
      <text:p text:style-name="P24">docker container run -p 80:80 -d --name test_box nginx</text:p>
      <text:p text:style-name="P11"/>
      <text:p text:style-name="P13">Logs from a Container</text:p>
      <text:p text:style-name="P31">docker container logs container_name</text:p>
      <text:p text:style-name="P6"/>
      <text:p text:style-name="P13">List out the Process running in a container</text:p>
      <text:p text:style-name="P31">docker container top container_name</text:p>
      <text:p text:style-name="P6"/>
      <text:p text:style-name="P9">List the running container</text:p>
      <text:p text:style-name="P6"><text:span text:style-name="T9">docker container ls </text:span><text:s text:c="13"/># only running container</text:p>
      <text:p text:style-name="P6"><text:span text:style-name="T9">docker container ls -a </text:span><text:s text:c="7"/># <text:s/>All container</text:p>
      <text:p text:style-name="P11"><text:line-break/><text:span text:style-name="T1">Delete Container(s)</text:span></text:p>
      <text:p text:style-name="P31">docker container rm -f container1 container2 container3</text:p>
      <text:p text:style-name="P6"/>
      <text:p text:style-name="P6"/>
      <text:p text:style-name="P6"/>
      <text:p text:style-name="P9"><text:soft-page-break/>Container Vs Images</text:p>
      <text:p text:style-name="P11">Container are Just a process nothing else</text:p>
      <text:p text:style-name="P11"/>
      <text:p text:style-name="P11"><text:span text:style-name="T3">docker container inspect container_name </text:span><text:s text:c="3"/><text:span text:style-name="T6"># Brief level of what is happening inside a container</text:span></text:p>
      <text:p text:style-name="P11"><text:tab/><text:tab/><text:tab/><text:tab/><text:tab/> <text:s text:c="9"/><text:span text:style-name="T6"># or Information about the container like Network</text:span></text:p>
      <text:p text:style-name="P11"><text:span text:style-name="T3">docker container stats container_name</text:span><text:span text:style-name="T2"> <text:s text:c="2"/></text:span><text:s text:c="4"/><text:span text:style-name="T6"># Statistics about the container like CPU/MEM usage</text:span></text:p>
      <text:p text:style-name="P11"/>
      <text:p text:style-name="P11"/>
      <text:p text:style-name="P14">SSH into a Docker Container</text:p>
      <text:p text:style-name="P32">docker container -it --name <text:s/>bleh container_name</text:p>
      <text:p text:style-name="P34">-it is for interactive terminal</text:p>
      <text:p text:style-name="P7"/>
      <text:p text:style-name="P12">but the terminal will go off as soon as you come out of the terminal window, so restarting the terminal should be choice here</text:p>
      <text:p text:style-name="P12"><text:line-break/></text:p>
      <text:p text:style-name="P8"><text:span text:style-name="T9">docker container start -ai container_name</text:span> <text:s/># To login to a Stopped Container</text:p>
      <text:p text:style-name="P8"/>
      <text:p text:style-name="P8"><text:span text:style-name="T9">docker container exec -it container_name</text:span> <text:s/># to execute something in docker container</text:p>
      <text:p text:style-name="P8"/>
      <text:p text:style-name="P8"/>
      <text:p text:style-name="P15">Docker exec Vs run</text:p>
      <text:p text:style-name="P17">Docker Container has a number of option where the user can login to the container using SSH and then manipulate something on the whim of the User</text:p>
      <text:p text:style-name="P17"/>
      <text:p text:style-name="P17">but docker exec and docker run work in a different way of one another,</text:p>
      <text:p text:style-name="P17">docker run creates a image of and helps you to login into the container</text:p>
      <text:p text:style-name="P17">docker container exec will login to the existing image and work</text:p>
      <text:p text:style-name="P17"/>
      <text:p text:style-name="P17">exec can be used so that you can start working where you left off on the other hand docker container run will destroy the old environment and rebuid a new one.</text:p>
      <text:p text:style-name="P17"/>
      <text:p text:style-name="P17"/>
      <text:p text:style-name="P10"><text:span text:style-name="T9">docker container port container_name </text:span><text:s/># tells us about the ports the container is using</text:p>
      <text:p text:style-name="P10"/>
      <text:p text:style-name="P10"/>
      <text:p text:style-name="P18">Filter Just Like working with JSON</text:p>
      <text:p text:style-name="P30">docker container inspect --format '{{ .NetworkSettings.IPAddress }}' <text:s/>webhost</text:p>
      <text:p text:style-name="P10"/>
      <text:p text:style-name="P10"/>
      <text:p text:style-name="P16">Network in Docker</text:p>
      <text:p text:style-name="P27"><text:span text:style-name="T9">docker network ls </text:span><text:span text:style-name="T8"><text:s/></text:span><text:span text:style-name="T7"><text:s text:c="3"/># Lists out the networks in the system. such </text:span></text:p>
      <text:p text:style-name="P27">root@nurawat:~# <text:span text:style-name="T9">docker network ls</text:span></text:p>
      <text:p text:style-name="P27">NETWORK ID <text:s text:c="9"/>NAME <text:s text:c="15"/>DRIVER <text:s text:c="13"/>SCOPE</text:p>
      <text:p text:style-name="P27">41ab53b95282 <text:s text:c="7"/>bridge <text:s text:c="13"/>bridge <text:s text:c="13"/>local</text:p>
      <text:p text:style-name="P27">21d2a7f66c13 <text:s text:c="7"/>host <text:s text:c="15"/>host <text:s text:c="15"/>local</text:p>
      <text:p text:style-name="P27">cabc207d1063 <text:s text:c="7"/>none <text:s text:c="15"/>null <text:s text:c="15"/>local</text:p>
      <text:p text:style-name="P27"/>
      <text:p text:style-name="P27"/>
      <text:p text:style-name="P28"><text:span text:style-name="T9">docker network create network_name </text:span><text:span text:style-name="T7"><text:tab/>#this way a new network can be created which can be used to create network bridge beween two container</text:span></text:p>
      <text:p text:style-name="P28"><text:span text:style-name="T7"/></text:p>
      <text:p text:style-name="P29"><text:soft-page-break/>docker network inspect network_bridge_name</text:p>
      <text:p text:style-name="P20">This will list out all the container/process which are using the particular network which are using the network<text:span text:style-name="T10"> `</text:span><text:span text:style-name="T4">network_bridge_name</text:span><text:span text:style-name="T10">`</text:span><text:span text:style-name="T2"> inside it</text:span></text:p>
      <text:p text:style-name="P20"><text:span text:style-name="T2"/></text:p>
      <text:p text:style-name="P23"><text:span text:style-name="T2">docker network connect/disconnect <text:s/>&lt;network_bridge&gt; &lt;container1&gt; <text:s/>&lt;container2&gt;</text:span></text:p>
      <text:p text:style-name="P21">the above commands attaches/detaches the <text:span text:style-name="T5">network_bridge </text:span><text:s/>to and from <text:s/>a particular container </text:p>
      <text:p text:style-name="P21"/>
      <text:p text:style-name="P22">Docker Networks: Default Gateway</text:p>
      <text:p text:style-name="P22">Create your apps so frontend/backedn sit on the same docker network</text:p>
      <text:p text:style-name="P22">their inter-communcation never lesaves host</text:p>
      <text:p text:style-name="P22">all texternally exposed port closed by default</text:p>
      <text:p text:style-name="P22">you must manually expose via -p, which is better default scurity </text:p>
      <text:p text:style-name="P22">This gets even better later ith swarm and overlay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7T01:31:10.274606640</meta:creation-date>
    <dc:date>2020-06-27T19:50:35.998779236</dc:date>
    <meta:editing-duration>PT2H3M52S</meta:editing-duration>
    <meta:editing-cycles>5</meta:editing-cycles>
    <meta:generator>LibreOffice/6.4.2.2$Linux_X86_64 LibreOffice_project/40$Build-2</meta:generator>
    <meta:document-statistic meta:table-count="0" meta:image-count="0" meta:object-count="0" meta:page-count="3" meta:paragraph-count="72" meta:word-count="612" meta:character-count="3991" meta:non-whitespace-character-count="3238"/>
  </office:meta>
</office:document-meta>
</file>